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iikkoraportti 5</text:h>
      <text:p text:style-name="Text_20_body">Tällä viikolla kirjoitin dokumentaatiota ja lisäsin pari päätöksentekijää. Lisäksi lisäsin logiin vuoron laskemiseen kulutetun ajan. </text:p>
      <text:p text:style-name="Text_20_body">Ensi viikolla teen botin toiminnallisuuden loppuun ja viimeistelen dokumenti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42S</meta:editing-duration>
    <meta:editing-cycles>7</meta:editing-cycles>
    <meta:generator>OpenOffice/4.1.1$Win32 OpenOffice.org_project/411m6$Build-9775</meta:generator>
    <dc:date>2015-10-01T23:48:39.78</dc:date>
    <dc:creator>Atte Walden</dc:creator>
    <meta:document-statistic meta:table-count="0" meta:image-count="0" meta:object-count="0" meta:page-count="1" meta:paragraph-count="3" meta:word-count="26" meta:character-count="228"/>
    <meta:user-defined meta:name="Info 1"/>
    <meta:user-defined meta:name="Info 2"/>
    <meta:user-defined meta:name="Info 3"/>
    <meta:user-defined meta:name="Info 4"/>
  </office:meta>
</office:document-meta>
</file>